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014cm"/>
    </style:style>
    <style:style style:name="co2" style:family="table-column">
      <style:table-column-properties fo:break-before="auto" style:column-width="8.765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5.158cm"/>
    </style:style>
    <style:style style:name="co5" style:family="table-column">
      <style:table-column-properties fo:break-before="auto" style:column-width="8.405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ddress (Dutch notations)</text:p>
          </table:table-cell>
          <table:table-cell table:style-name="ce1" office:value-type="string" calcext:value-type="string">
            <text:p>Response OSM geocoder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response BAG Geocoder PDOK</text:p>
          </table:table-cell>
          <table:table-cell table:style-name="ce1" office:value-type="string" calcext:value-type="string">
            <text:p>RD X</text:p>
          </table:table-cell>
          <table:table-cell table:style-name="ce1" office:value-type="string" calcext:value-type="string">
            <text:p>RD Y</text:p>
          </table:table-cell>
        </table:table-row>
        <table:table-row table:style-name="ro1">
          <table:table-cell office:value-type="string" calcext:value-type="string">
            <text:p>3512BP 3</text:p>
          </table:table-cell>
          <table:table-cell table:formula="of:=GEOCODEOSM([.A2])" office:value-type="string" office:string-value="'5.1232775' '52.092923175'" calcext:value-type="string">
            <text:p>'5.1232775' '52.092923175'</text:p>
          </table:table-cell>
          <table:table-cell table:formula="of:=LEFT(SUBSTITUTE([.B2];&quot;'&quot;;&quot;&quot;);FIND(&quot; &quot;;SUBSTITUTE([.B2];&quot;'&quot;;&quot;&quot;)))" office:value-type="string" office:string-value="5.1232775 " calcext:value-type="string">
            <text:p>5.1232775 </text:p>
          </table:table-cell>
          <table:table-cell table:formula="of:=RIGHT(SUBSTITUTE([.B2];&quot;'&quot;;&quot;&quot;);LEN(SUBSTITUTE([.B2];&quot;'&quot;;&quot;&quot;))-FIND(&quot; &quot;;SUBSTITUTE([.B2];&quot;'&quot;;&quot;&quot;)))" office:value-type="string" office:string-value="52.092923175" calcext:value-type="string">
            <text:p>52.092923175</text:p>
          </table:table-cell>
          <table:table-cell table:formula="of:=GEOCODEBAGNL([.A2])" office:value-type="string" office:string-value="136914.07 456103.175" calcext:value-type="string">
            <text:p>136914.07 456103.175</text:p>
          </table:table-cell>
          <table:table-cell table:formula="of:=LEFT([.E2];FIND(&quot; &quot;;[.E2]))" office:value-type="string" office:string-value="136914.07 " calcext:value-type="string">
            <text:p>136914.07 </text:p>
          </table:table-cell>
          <table:table-cell table:formula="of:=RIGHT([.E2];LEN([.E2])-FIND(&quot; &quot;;[.E2]))" office:value-type="string" office:string-value="456103.175" calcext:value-type="string">
            <text:p>456103.175</text:p>
          </table:table-cell>
        </table:table-row>
        <table:table-row table:style-name="ro1">
          <table:table-cell office:value-type="string" calcext:value-type="string">
            <text:p>Lieve Vrouwekerkhof Amersfoort</text:p>
          </table:table-cell>
          <table:table-cell table:formula="of:=GEOCODEOSM([.A3])" office:value-type="string" office:string-value="'5.38771067667169' '52.155342'" calcext:value-type="string">
            <text:p>'5.38771067667169' '52.155342'</text:p>
          </table:table-cell>
          <table:table-cell table:formula="of:=LEFT(SUBSTITUTE([.B3];&quot;'&quot;;&quot;&quot;);FIND(&quot; &quot;;SUBSTITUTE([.B3];&quot;'&quot;;&quot;&quot;)))" office:value-type="string" office:string-value="5.38771067667169 " calcext:value-type="string">
            <text:p>5.38771067667169 </text:p>
          </table:table-cell>
          <table:table-cell table:formula="of:=RIGHT(SUBSTITUTE([.B3];&quot;'&quot;;&quot;&quot;);LEN(SUBSTITUTE([.B3];&quot;'&quot;;&quot;&quot;))-FIND(&quot; &quot;;SUBSTITUTE([.B3];&quot;'&quot;;&quot;&quot;)))" office:value-type="string" office:string-value="52.155342" calcext:value-type="string">
            <text:p>52.155342</text:p>
          </table:table-cell>
          <table:table-cell table:formula="of:=GEOCODEBAGNL([.A3])" office:value-type="string" office:string-value="155036.43938461537 463023.18769230775" calcext:value-type="string">
            <text:p>155036.43938461537 463023.18769230775</text:p>
          </table:table-cell>
          <table:table-cell table:formula="of:=LEFT([.E3];FIND(&quot; &quot;;[.E3]))" office:value-type="string" office:string-value="155036.43938461537 " calcext:value-type="string">
            <text:p>155036.43938461537 </text:p>
          </table:table-cell>
          <table:table-cell table:formula="of:=RIGHT([.E3];LEN([.E3])-FIND(&quot; &quot;;[.E3]))" office:value-type="string" office:string-value="463023.18769230775" calcext:value-type="string">
            <text:p>463023.18769230775</text:p>
          </table:table-cell>
        </table:table-row>
        <table:table-row table:style-name="ro1">
          <table:table-cell office:value-type="string" calcext:value-type="string">
            <text:p>Lievevrouwekerkhof Amersfoort</text:p>
          </table:table-cell>
          <table:table-cell table:formula="of:=GEOCODEOSM([.A4])" office:value-type="string" office:string-value="No match found for Lievevrouwekerkhof Amersfoort " calcext:value-type="string">
            <text:p>No match found for Lievevrouwekerkhof Amersfoort </text:p>
          </table:table-cell>
          <table:table-cell table:formula="of:=LEFT(SUBSTITUTE([.B4];&quot;'&quot;;&quot;&quot;);FIND(&quot; &quot;;SUBSTITUTE([.B4];&quot;'&quot;;&quot;&quot;)))" office:value-type="string" office:string-value="No " calcext:value-type="string">
            <text:p>No </text:p>
          </table:table-cell>
          <table:table-cell table:formula="of:=RIGHT(SUBSTITUTE([.B4];&quot;'&quot;;&quot;&quot;);LEN(SUBSTITUTE([.B4];&quot;'&quot;;&quot;&quot;))-FIND(&quot; &quot;;SUBSTITUTE([.B4];&quot;'&quot;;&quot;&quot;)))" office:value-type="string" office:string-value="match found for Lievevrouwekerkhof Amersfoort " calcext:value-type="string">
            <text:p>match found for Lievevrouwekerkhof Amersfoort </text:p>
          </table:table-cell>
          <table:table-cell table:formula="of:=GEOCODEBAGNL([.A4])" office:value-type="string" office:string-value="155036.43938461537 463023.18769230775" calcext:value-type="string">
            <text:p>155036.43938461537 463023.18769230775</text:p>
          </table:table-cell>
          <table:table-cell table:formula="of:=LEFT([.E4];FIND(&quot; &quot;;[.E4]))" office:value-type="string" office:string-value="155036.43938461537 " calcext:value-type="string">
            <text:p>155036.43938461537 </text:p>
          </table:table-cell>
          <table:table-cell table:formula="of:=RIGHT([.E4];LEN([.E4])-FIND(&quot; &quot;;[.E4]))" office:value-type="string" office:string-value="463023.18769230775" calcext:value-type="string">
            <text:p>463023.18769230775</text:p>
          </table:table-cell>
        </table:table-row>
        <table:table-row table:style-name="ro1">
          <table:table-cell office:value-type="string" calcext:value-type="string">
            <text:p>Janskerkhof Utrecht</text:p>
          </table:table-cell>
          <table:table-cell table:formula="of:=GEOCODEOSM([.A5])" office:value-type="string" office:string-value="'5.1220444' '52.0924159'" calcext:value-type="string">
            <text:p>'5.1220444' '52.0924159'</text:p>
          </table:table-cell>
          <table:table-cell table:formula="of:=LEFT(SUBSTITUTE([.B5];&quot;'&quot;;&quot;&quot;);FIND(&quot; &quot;;SUBSTITUTE([.B5];&quot;'&quot;;&quot;&quot;)))" office:value-type="string" office:string-value="5.1220444 " calcext:value-type="string">
            <text:p>5.1220444 </text:p>
          </table:table-cell>
          <table:table-cell table:formula="of:=RIGHT(SUBSTITUTE([.B5];&quot;'&quot;;&quot;&quot;);LEN(SUBSTITUTE([.B5];&quot;'&quot;;&quot;&quot;))-FIND(&quot; &quot;;SUBSTITUTE([.B5];&quot;'&quot;;&quot;&quot;)))" office:value-type="string" office:string-value="52.0924159" calcext:value-type="string">
            <text:p>52.0924159</text:p>
          </table:table-cell>
          <table:table-cell table:formula="of:=GEOCODEBAGNL([.A5])" office:value-type="string" office:string-value="136782.090856746 456172.40144404763" calcext:value-type="string">
            <text:p>136782.090856746 456172.40144404763</text:p>
          </table:table-cell>
          <table:table-cell table:formula="of:=LEFT([.E5];FIND(&quot; &quot;;[.E5]))" office:value-type="string" office:string-value="136782.090856746 " calcext:value-type="string">
            <text:p>136782.090856746 </text:p>
          </table:table-cell>
          <table:table-cell table:formula="of:=RIGHT([.E5];LEN([.E5])-FIND(&quot; &quot;;[.E5]))" office:value-type="string" office:string-value="456172.40144404763" calcext:value-type="string">
            <text:p>456172.40144404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-00-0000</text:date>, <text:time style:data-style-name="N2" text:time-value="15:37:31.512787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js Brentjens</meta:initial-creator>
    <meta:creation-date>2015-06-15T11:37:41.813930752</meta:creation-date>
    <dc:date>2015-06-15T15:38:05.703901542</dc:date>
    <dc:creator>Thijs Brentjens</dc:creator>
    <meta:editing-duration>PT3H18M22S</meta:editing-duration>
    <meta:editing-cycles>13</meta:editing-cycles>
    <meta:generator>LibreOffice/4.2.8.2$Linux_X86_64 LibreOffice_project/420m0$Build-2</meta:generator>
    <meta:document-statistic meta:table-count="1" meta:cell-count="35" meta:object-count="0"/>
  </office:meta>
</office:document-meta>
</file>